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 fo:font-weight="normal" officeooo:rsid="000f0497" officeooo:paragraph-rsid="000f0497" style:font-weight-asian="normal" style:font-weight-complex="normal"/>
    </style:style>
    <style:style style:name="P3" style:family="paragraph" style:parent-style-name="Text_20_body">
      <style:text-properties fo:language="en" fo:country="US" fo:font-weight="normal" officeooo:rsid="000f05da" officeooo:paragraph-rsid="000f05da" style:font-weight-asian="normal" style:font-weight-complex="normal"/>
    </style:style>
    <style:style style:name="P4" style:family="paragraph" style:parent-style-name="Text_20_body">
      <style:text-properties fo:language="en" fo:country="US" fo:font-weight="normal" officeooo:rsid="00101e2c" officeooo:paragraph-rsid="00101e2c" style:font-weight-asian="normal" style:font-weight-complex="normal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officeooo:rsid="000f0497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0f3235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f3235"/>
    </style:style>
    <style:style style:name="T6" style:family="text">
      <style:text-properties style:font-name="Liberation Serif" officeooo:rsid="00112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</text:span> <text:span text:style-name="T1">Fanti</text:span> <text:span text:style-name="T1">235808</text:span></text:p>
      <text:h text:style-name="P5" text:outline-level="3">Lab <text:span text:style-name="T1">1</text:span> exercise <text:span text:style-name="T1">3 - report</text:span></text:h>
      <text:p text:style-name="P2">There is no limit in creating a “chain” of symbolic links, however, starting from <text:span text:style-name="T2">t40</text:span><text:span text:style-name="T4"> onward, the original file is unreachable as the system refuses to follow that many links one after the other (at least on my computer).</text:span></text:p>
      <text:p text:style-name="P3"><text:span text:style-name="T4">In this case, when listing the contents of </text:span><text:span text:style-name="T2">ex1</text:span><text:span text:style-name="T4">, we can notice that the number of links of each </text:span><text:span text:style-name="T6">regular </text:span><text:span text:style-name="T4">file is 1.<text:line-break/>This can be explained with the fact that symbolic links are related to the path of the destination, and not its inode number.<text:line-break/></text:span><text:span text:style-name="T5">Symbolic links are actual files that contain the path of the destination they point to, and this can be noticed when listing the content of </text:span><text:span text:style-name="T3">ex1</text:span><text:span text:style-name="T5">, where each link has a different inode number.</text:span></text:p>
      <text:p text:style-name="P4"><text:span text:style-name="T5">A</text:span><text:span text:style-name="T4">fter removing file </text:span><text:span text:style-name="T2">text01</text:span><text:span text:style-name="T4">, </text:span><text:span text:style-name="T2">t4</text:span><text:span text:style-name="T4"> becomes unreadable because the file it ultimately points to is not there anymore. This would have happened also if <text:s/></text:span><text:span text:style-name="T2">text01</text:span><text:span text:style-name="T4"> was renamed or moved to another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11T18:32:19.526483040</dc:date>
    <meta:editing-duration>PT11M19S</meta:editing-duration>
    <meta:editing-cycles>6</meta:editing-cycles>
    <meta:generator>LibreOffice/6.1.2.1$Linux_X86_64 LibreOffice_project/10$Build-1</meta:generator>
    <meta:document-statistic meta:table-count="0" meta:image-count="0" meta:object-count="0" meta:page-count="1" meta:paragraph-count="5" meta:word-count="160" meta:character-count="890" meta:non-whitespace-character-count="734"/>
  </office:meta>
</office:document-meta>
</file>